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80008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1c1c1c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ffff38"/>
    </style:style>
    <style:style style:name="ce7" style:family="table-cell" style:parent-style-name="Default">
      <style:table-cell-properties fo:background-color="#12bdcb"/>
    </style:style>
    <style:style style:name="gr1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path draw:z-index="0" draw:name="Courbe de Bézier 1" draw:style-name="gr1" draw:text-style-name="P1" svg:width="6.928cm" svg:height="-0.001cm" draw:transform="rotate (-3.14159265358979) translate (36984.988cm 473467.986015166cm)" svg:viewBox="0 0 6929 0" svg:d="M0 0c2089 0 4180 1 6267 0 393 0-1710 1-19 0h622 59">
            <text:p/>
          </draw:path>
          <draw:path draw:z-index="1" draw:name="Courbe de Bézier 2" draw:style-name="gr1" draw:text-style-name="P1" svg:width="7.452cm" svg:height="-0.001cm" svg:x="36970.799cm" svg:y="473467.986cm" svg:viewBox="0 0 7453 0" svg:d="M0 0c1414 0 2828 0 4243 0 505 0 1012 0 1518 0 232 0 2919-1 1013 0">
            <text:p/>
          </draw:path>
          <draw:path draw:z-index="2" draw:name="Courbe de Bézier 3" draw:style-name="gr1" draw:text-style-name="P1" svg:width="7.142cm" svg:height="-0.001cm" svg:x="36967.842cm" svg:y="473467.986cm" svg:viewBox="0 0 7143 0" svg:d="M0 0c1141-1 2284 0 3425 0 921 0 1842 0 2764 0h954-97">
            <text:p/>
          </draw:path>
          <draw:path draw:z-index="3" draw:name="Courbe de Bézier 4" draw:style-name="gr1" draw:text-style-name="P1" svg:width="0.758cm" svg:height="-0.001cm" svg:x="36981.563cm" svg:y="473467.986cm" svg:viewBox="0 0 759 0" svg:d="M0 0c252-1 506 0 759 0h-39">
            <text:p/>
          </draw:path>
        </table:shapes>
        <table:table-column table:style-name="co1" table:number-columns-repeated="86" table:default-cell-style-name="Default"/>
        <table:table-row table:style-name="ro1">
          <table:table-cell/>
          <table:table-cell office:value-type="string" calcext:value-type="string">
            <text:p>durée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tâch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5"/>
          <table:table-cell table:style-name="ce3" table:number-columns-repeated="15"/>
          <table:table-cell table:number-columns-repeated="35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50"/>
          <table:table-cell table:style-name="ce5" table:number-columns-repeated="30"/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80"/>
          <table:table-cell table:style-name="ce6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style-name="ce1" table:number-columns-repeated="35"/>
          <table:table-cell table:number-columns-repeated="50"/>
        </table:table-row>
        <table:table-row table:style-name="ro1">
          <table:table-cell office:value-type="string" calcext:value-type="string">
            <text:p>E</text:p>
          </table:table-cell>
          <table:table-cell table:style-name="ce2" table:number-columns-repeated="20"/>
          <table:table-cell table:number-columns-repeated="65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5"/>
          <table:table-cell table:style-name="ce4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83"/>
          <table:table-cell table:style-name="ce7"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8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09:11:22.142766429</meta:creation-date>
    <dc:date>2025-02-05T09:27:30.571514789</dc:date>
    <meta:editing-duration>PT4M17S</meta:editing-duration>
    <meta:editing-cycles>2</meta:editing-cycles>
    <meta:generator>LibreOffice/24.2.7.2$Linux_X86_64 LibreOffice_project/420$Build-2</meta:generator>
    <meta:document-statistic meta:table-count="1" meta:cell-count="51" meta:object-count="4"/>
  </office:meta>
</office:document-meta>
</file>